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da2" officeooo:paragraph-rsid="0012bda2"/>
    </style:style>
    <style:style style:name="T1" style:family="text">
      <style:text-properties officeooo:rsid="00140ea4"/>
    </style:style>
    <style:style style:name="T2" style:family="text">
      <style:text-properties officeooo:rsid="0015b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o Arquivo da <text:s/>Prim<text:span text:style-name="T1">eira </text:span>Atividade de ger<text:span text:style-name="T2">ê</text:span>nci<text:span text:style-name="T2">a criado pela aluna Luciana Nobre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6755696</meta:creation-date>
    <meta:generator>LibreOffice/6.0.7.3$Linux_X86_64 LibreOffice_project/00m0$Build-3</meta:generator>
    <dc:date>2019-05-23T22:45:12.623110117</dc:date>
    <meta:editing-duration>PT39M24S</meta:editing-duration>
    <meta:editing-cycles>4</meta:editing-cycles>
    <meta:document-statistic meta:table-count="0" meta:image-count="0" meta:object-count="0" meta:page-count="1" meta:paragraph-count="1" meta:word-count="12" meta:character-count="82" meta:non-whitespace-character-count="70"/>
  </office:meta>
</office:document-meta>
</file>